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SaveConfiguration.setCode( boolean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etTime( boolean 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aveThrea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etResponseData( boolean response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av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etThreadCounts( boolean sa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etEncoding( boolean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ampleSaveConfiguration.setHostname( boolean sa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aveDat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clo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ampleSaveConfiguration.setBytes( boolean sa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etResponseHeaders( boolean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etFormatter( DateFormat fm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SaveConfiguration.setVarCount( int var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aveField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aveResponseData( SampleResult 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etRequestHeaders( boolean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aveReques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hashCode(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62">
            <text:p text:style-name="Table_20_Contents">62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ampleSaveConfiguration.save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assertionsResultsTo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etSuccess( boolean succ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etAssertionResultsFailureMessag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getDelim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aveAssertionResultsFailur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etFileName( boolean sa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etDefaultTimeStamp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SaveConfiguration.saveRespons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etLabel( boolean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aveAs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tatic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av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etMessage( boolean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aveSample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aveSamplerData( SampleResult 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SaveConfiguration.saveResponse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aveSub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etFieldNames( boolean printField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ave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ave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etAssertions( boolean asser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ampleSave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SaveConfiguration.setAsXml( boolean 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etDataType( boolean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ave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format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ave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etUrl( boolean sa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printMilliseco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aveHo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etSampleCount( boolean sa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equals( Object obj )</text:p>
          </table:table-cell>
          <table:table-cell office:value-type="float" office:value="40">
            <text:p text:style-name="Table_20_Contents">40</text:p>
          </table:table-cell>
          <table:table-cell office:value-type="float" office:value="70">
            <text:p text:style-name="Table_20_Contents">7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SampleSaveConfiguration.saveThreadCou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etDelimiter( String deli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av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etTimestamp( boolean tim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etLatency( boolean lat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ampleSaveConfiguration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ampleSaveConfiguration.setThreadName( boolean threa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aveSu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aveAsser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aveSampl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etSamplerData( boolean sampler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etSubresults( boolean subresul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read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mpleSaveConfiguration.getVar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etDefaultDelim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ave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saveLat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mpleSaveConfiguration.getXmlP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